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2DFF000018CF46B41EAF.svm"/>
  <manifest:file-entry manifest:media-type="" manifest:full-path="Pictures/20000009000062EA000030FE4CBA048C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text-indent="1.18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1.18cm" style:auto-text-indent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1.282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1.18cm" style:auto-text-indent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1.282cm" style:auto-text-indent="false"/>
      <style:text-properties fo:font-size="14pt" fo:language="ru" fo:country="RU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color="#008000"/>
    </style:style>
    <style:style style:name="T6" style:family="text">
      <style:text-properties fo:color="#008000" fo:language="en" fo:country="US"/>
    </style:style>
    <style:style style:name="T7" style:family="text">
      <style:text-properties fo:color="#000000"/>
    </style:style>
    <style:style style:name="T8" style:family="text">
      <style:text-properties fo:color="#000000" fo:language="en" fo:country="US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opbox <text:span text:style-name="T1">+</text:span> AutoIt <text:span text:style-name="T1">+</text:span> utorrent</text:p>
      <text:p text:style-name="P1"/>
      <text:p text:style-name="P2">Вступление</text:p>
      <text:p text:style-name="P2"><text:span text:style-name="T2">Добрый день. </text:span>Читал про разные связки <text:span text:style-name="T1">Dropbox</text:span><text:span text:style-name="T2"> и </text:span><text:span text:style-name="T1">utorrent, </text:span><text:span text:style-name="T2">но не одна мне не подходила. Исходя из опыта закачек ранее, следовало только одно, если сразу не указать место куда сохранять и нужное название файла, потом он так и останется в папке «Не разобранное» с название «Avatar.2009.Extended.Collectors.Cut(1080p).mkv». Если даже потом разобрать скаченное, надо будет перезапускать торрент файлы и указывать уже новый путь к файлу, чтобы их раздавать. А если учесть, что <text:s/>дома помимо меня смотрят фильмы еще родители и племянница, то такое название оставлять было нельзя. </text:span></text:p>
      <text:p text:style-name="P3"/>
      <text:p text:style-name="P3">Итак необходимые требования к программе:</text:p>
      <text:list xml:id="list33535941" text:style-name="L1">
        <text:list-item>
          <text:p text:style-name="P9">добавление торрентов удаленно не подключаясь к домашнему компьютеру (ДК);</text:p>
        </text:list-item>
        <text:list-item>
          <text:p text:style-name="P9">возможность указать путь к файлу на ДК;</text:p>
        </text:list-item>
        <text:list-item>
          <text:p text:style-name="P9">возможность указать имя скачиваемого файла;</text:p>
        </text:list-item>
        <text:list-item>
          <text:p text:style-name="P9">удаленно отслеживать какие файлы поставились на закачку, какие завершили закачку.</text:p>
        </text:list-item>
      </text:list>
      <text:p text:style-name="P8"/>
      <text:p text:style-name="P10">Как решал поставленную задачу</text:p>
      <text:p text:style-name="P10"/>
      <text:p text:style-name="P10">Первый пункт</text:p>
      <text:p text:style-name="P10"/>
      <text:p text:style-name="P6"><text:span text:style-name="T3">Обращаемся к справке </text:span><text:span text:style-name="T4">utorrent.exe </text:span><text:span text:style-name="T3">получается для добавления торрента необходимо выполнить такую команду: </text:span></text:p>
      <text:p text:style-name="P10">«C:\Program Files\uTorrent&gt;uTorrent.exe /DIRECTORY "Директория куда сохранять" "Путь до торрент файла"»</text:p>
      <text:p text:style-name="P6"><text:span text:style-name="T3">Из этой же справки и пойска в гугле, а также форума </text:span><text:span text:style-name="T4">utorrent </text:span><text:span text:style-name="T3">оказалось, что нельзя указать имя скачиваемого файла. В начале так и выполнял команду, но при дальнейшей реализации программы пришлось из строки убрать /DIRECTORY "Директория куда сохранять", <text:s/>об этом расскажу ниже.</text:span></text:p>
      <text:p text:style-name="P10"/>
      <text:p text:style-name="P4"><text:tab/>Второй пункт</text:p>
      <text:p text:style-name="P4"/>
      <text:p text:style-name="P5"><text:span text:style-name="T3"><text:tab/>Необходимо, чтобы в папке </text:span><text:span text:style-name="T4">Dropbox </text:span><text:span text:style-name="T3">была такая же структура папок, что и на домашнем компьютере куда сохраняется скачиваемый файл. Далее сохраняя торрент-файл в нужную директорию папки </text:span><text:span text:style-name="T4">Dropbox, </text:span><text:span text:style-name="T3">мы сможем добавить торрент на ДК в ту директорию, которая нам нужна. Для этого необходимо было обеспечить автоматическую синхронизацию структуры папки с ДК и папки в </text:span><text:span text:style-name="T4">DropBox. </text:span><text:span text:style-name="T3">После синхронизации папка </text:span><text:span text:style-name="T4">Dropbox </text:span><text:span text:style-name="T3">выглядела следующем образом:</text:span></text:p>
      <text:p text:style-name="P4"/>
      <text:p text:style-name="P3"/>
      <text:p text:style-name="P3"/>
      <text:p text:style-name="P4"><text:soft-page-break/></text:p>
      <text:p text:style-name="P3"/>
      <text:p text:style-name="P3"/>
      <text:p text:style-name="P3"><draw:frame draw:style-name="fr1" draw:name="Графический объект1" text:anchor-type="paragraph" svg:x="2.776cm" svg:y="0.452cm" svg:width="11.24cm" svg:height="6.352cm" draw:z-index="0"><draw:image xlink:href="Pictures/2000000900002DFF000018CF46B41EAF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Третий пункт</text:p>
      <text:p text:style-name="P3"/>
      <text:p text:style-name="P3">С указанием названия файла возникли проблемы. Имя торрент-файла и <text:span text:style-name="T7">имена файлов, которые скачиваются через этот торрент</text:span> это две разные вещи. В командной строке <text:span text:style-name="T8">uTorrent </text:span><text:span text:style-name="T7">при </text:span>добавлении, также нельзя было указать с каким именем сохранять файл. Опять начал искать информацию. Оказалось, что изменять торрент-файл нельзя, т.к. потом он становится «инвалидом» и его нельзя будет добавить на закачку. И тут приходит на помощь <text:span text:style-name="T1">AutoIT </text:span>с его возможностью обращаться к элемента формы другой программы. Перед этим из строки добавления торрента <text:s/>убираю /DIRECTORY "Директория куда сохранять", чтобы появлялось окно о добавлении торрента. Далее надо было узнать как называется элемент формы, где указывается путь сохранения файла. В комплекте с <text:span text:style-name="T1">AutoIT </text:span>идет программа называется <text:span text:style-name="T1">AutoIT Window Info </text:span>благодаря которой можно узнать как называются элементы формы<text:span text:style-name="T1">.</text:span></text:p>
      <text:p text:style-name="P3"><draw:frame draw:style-name="fr2" draw:name="Графический объект2" text:anchor-type="paragraph" svg:width="17cm" svg:height="8.419cm" draw:z-index="1"><draw:image xlink:href="Pictures/20000009000062EA000030FE4CBA048C.svm" xlink:type="simple" xlink:show="embed" xlink:actuate="onLoad"/></draw:frame><text:soft-page-break/>Нужное нам поле называется «<text:span text:style-name="T1">ComboBox1</text:span>», чтобы обратится к нему требовалось знать и название окна <text:span text:style-name="T1">(Title</text:span>) в котором элемент находится. В <text:s/>нашем случае название окна выглядит следующим образом <text:s/>«Avatar.2009.Extended.Collectors.Cut(1080p).mkv - Добавить новый торрент» Так как имя торрент-файла и имя с которым оно добавляется по умолчанию в торрент-клиенте это две разные вещи. А мне как раз надо было имя с которым оно добавляется по умолчанию. Необходимо было как то его выдернуть из торрент-файла. Из полученной информации следовало, что торрент-файл кодировался в формате <text:span text:style-name="T1">Bencode, </text:span>библиотеки написанной для <text:span text:style-name="T1">AutoIT </text:span>я не нашел <text:span text:style-name="T7">поэтому </text:span>в последствии разбирал его простым чтением. Мне нужно было значение поля <text:span text:style-name="T1">name. </text:span>В нашем примере кусок файла с нужным мне значением выглядел так «name46:Avatar.2009.Extended.Collectors.Cut(1080p).mkv12:piece», что такое 12:<text:span text:style-name="T1">piece </text:span>и почему оно встречалось во всех файлах, которые просмотрел на домашнем компьютере, так и не понял. Но раз оно одинаково спокойно получил название «Avatar.2009.Extended.Collectors.Cut(1080p).mkv». Теперь мы можем получить название окна в котором находится элемент «<text:span text:style-name="T1">ComboBox1</text:span>». Имя файла беру из названия торрента, т.е. при сохранении торрент-файла указал название «Аватар.<text:span text:style-name="T1">torrent</text:span>». Указание значения поля для формы в <text:span text:style-name="T1">AutoIT </text:span>делается следующим образом:</text:p>
      <text:p text:style-name="P3">Код+</text:p>
      <text:p text:style-name="P3">ControlSetText<text:span text:style-name="T1">($Title,</text:span> "", "ComboBox1", $NameTorrent)</text:p>
      <text:p text:style-name="P3">Код- </text:p>
      <text:p text:style-name="P3">Также посылаем команду Левый клик мышки по кнопке Ок.<text:tab/></text:p>
      <text:p text:style-name="P3">Код+</text:p>
      <text:p text:style-name="P3">ControlClick ( $<text:span text:style-name="T1">Title</text:span>, "", "Button7")<text:tab/></text:p>
      <text:p text:style-name="P3">Код-</text:p>
      <text:p text:style-name="P3">Вуаля торрент добавился с нужным мне именем в нужную мне директорию на домашнем компе.</text:p>
      <text:p text:style-name="P4"><text:tab/>Также лучше в <text:span text:style-name="T1">uTorrent <text:s/></text:span>Настройки -<text:span text:style-name="T1">&gt; </text:span>Интерфейс снять галочку «Активировать окно программы», чтобы добавление торрента происходило не заметно для человека который работал на ДК.</text:p>
      <text:p text:style-name="P4"/>
      <text:p text:style-name="P4"><text:tab/>Четвертый пункт</text:p>
      <text:p text:style-name="P4"/>
      <text:p text:style-name="P4"><text:tab/>С ним все просто. Пишем в лог который находится в папке <text:span text:style-name="T1">Dropbox </text:span>о добавлении торрента. Для того, чтобы писалось о завершении закачки торрента необходимо сделать следующее. Зайти в настройки <text:span text:style-name="T1">utorrent → </text:span>Дополнительно <text:span text:style-name="T1">→ </text:span>Выполнить эту программу по завершении торрента указал свою программу <text:s/>с параметрами <text:span text:style-name="T1">TorrentBot.exe</text:span> %<text:span text:style-name="T1">F -onlylog. </text:span></text:p>
      <text:p text:style-name="P12"><text:tab/></text:p>
      <text:p text:style-name="P4"><text:tab/>Система в работе</text:p>
      <text:p text:style-name="P4"/>
      <text:p text:style-name="P4"><text:tab/>На домашнем компьютере запущена программа (<text:span text:style-name="T1">TorrentBot.exe</text:span>)<text:span text:style-name="T1">.</text:span> И допустим на работе, сохраняю торрент в папку «<text:span text:style-name="T1">Dropbox\DWND\1_</text:span>Фильмы\Ковбои против пришельцев.<text:span text:style-name="T1">torrent</text:span>» <text:span text:style-name="T1"><text:s/></text:span>файл <text:soft-page-break/>копируется на домашний компьютер средставми <text:span text:style-name="T1">Dropbox </text:span>далее торрент добавляется в закачку, и удаляется из <text:s/><text:span text:style-name="T1">Dropbox.</text:span></text:p>
      <text:p text:style-name="P12"/>
      <text:p text:style-name="P4"><text:span text:style-name="T1"><text:tab/>И</text:span>сходники программы прилагаются, прошу представленный код строго не судить. </text:p>
      <text:p text:style-name="P4"><text:tab/>Для тех кто захочет запустить программу. При первом запуске ехе файла создается <text:span text:style-name="T1">config.ini </text:span>в той же папке, что и лежит программа. В нем необходимо указать следующее:</text:p>
      <text:p text:style-name="P4"><text:tab/>[options]</text:p>
      <text:p text:style-name="P4"><text:tab/>PathDWND<text:span text:style-name="T1">=G:\</text:span>DWND\</text:p>
      <text:p text:style-name="P4"><text:tab/>PathDropBox=<text:span text:style-name="T1">G</text:span>:\Dropbox\DWND\</text:p>
      <text:p text:style-name="P4"><text:tab/>TimeUpdate=30</text:p>
      <text:p text:style-name="P4"><text:tab/>Где PathDWND –<text:span text:style-name="T1"> </text:span>путь на домашнем компьютере куда необходимо сохранять все закачки;</text:p>
      <text:p text:style-name="P4"><text:tab/>PathDropBox — путь в папке <text:span text:style-name="T1">Dropbox </text:span>в которой будет находится структура папки из пути PathDWND;</text:p>
      <text:p text:style-name="P4"><text:tab/>TimeUpdate — время проверки появление новых торрент файлов в папке <text:s/>PathDropBox (в секундах)</text:p>
      <text:p text:style-name="P4"><text:tab/><text:span text:style-name="T10">Обязательное требование</text:span> не перепутайте <text:s/>PathDWND и PathDropBox местами иначе в папке <text:s/>PathDWND будет только структура из PathDropBox, и все файлы которые были до этого в PathDWND исчезнут.</text:p>
      <text:p text:style-name="P4"><text:tab/>Ах да, используйте на свой страх и риск.</text:p>
      <text:p text:style-name="P4"/>
      <text:p text:style-name="P4"><text:span text:style-name="T1"><text:tab/></text:span>Спасибо за внимание.</text:p>
      <text:p text:style-name="P4"/>
      <text:p text:style-name="P4"><text:tab/>Используемая литература: Справка <text:span text:style-name="T1">utorrent, </text:span>справка <text:span text:style-name="T1">AutoIt, Google search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тон</meta:initial-creator>
    <meta:creation-date>2011-09-15T12:07:21.23</meta:creation-date>
    <meta:generator>LibreOffice/3.4$Win32 LibreOffice_project/340m1$Build-12</meta:generator>
    <dc:date>2011-09-16T14:30:36.81</dc:date>
    <meta:editing-duration>PT4H35M28S</meta:editing-duration>
    <meta:editing-cycles>90</meta:editing-cycles>
    <meta:document-statistic meta:table-count="0" meta:image-count="2" meta:object-count="0" meta:page-count="4" meta:paragraph-count="0" meta:word-count="829" meta:character-count="6012" meta:non-whitespace-character-count="5190"/>
  </office:meta>
</office:document-meta>
</file>